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3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6.84pt"/>
    </style:style>
    <style:style style:name="co4" style:family="table-column">
      <style:table-column-properties fo:break-before="auto" style:column-width="257.3pt"/>
    </style:style>
    <style:style style:name="co5" style:family="table-column">
      <style:table-column-properties fo:break-before="auto" style:column-width="90.06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7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RMS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max error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range</text:p>
          </table:table-cell>
          <table:covered-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F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F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Fs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3out100ms_noscale_smoothed450n-0n-150d</text:p>
          </table:table-cell>
          <table:table-cell office:value-type="float" office:value="0.9534" calcext:value-type="float">
            <text:p>0.9534</text:p>
          </table:table-cell>
          <table:table-cell office:value-type="float" office:value="3.8822" calcext:value-type="float">
            <text:p>3.8822</text:p>
          </table:table-cell>
          <table:table-cell office:value-type="float" office:value="0.4379" calcext:value-type="float">
            <text:p>0.4379</text:p>
          </table:table-cell>
          <table:table-cell office:value-type="float" office:value="3.8705" calcext:value-type="float">
            <text:p>3.8705</text:p>
          </table:table-cell>
          <table:table-cell office:value-type="float" office:value="14.3614" calcext:value-type="float">
            <text:p>14.3614</text:p>
          </table:table-cell>
          <table:table-cell office:value-type="float" office:value="1.24666" calcext:value-type="float">
            <text:p>1.24666</text:p>
          </table:table-cell>
          <table:table-cell table:style-name="ce6" office:value-type="string" calcext:value-type="string" table:number-columns-spanned="1" table:number-rows-spanned="28">
            <text:p>0- 38.315</text:p>
          </table:table-cell>
          <table:table-cell table:style-name="ce6" office:value-type="string" calcext:value-type="string" table:number-columns-spanned="1" table:number-rows-spanned="28">
            <text:p>0- 189.114</text:p>
          </table:table-cell>
          <table:table-cell table:style-name="ce6" office:value-type="string" calcext:value-type="string" table:number-columns-spanned="1" table:number-rows-spanned="28">
            <text:p>0- 24.26</text:p>
          </table:table-cell>
        </table:table-row>
        <table:table-row table:style-name="ro1">
          <table:table-cell table:style-name="ce1" office:value-type="string" calcext:value-type="string">
            <text:p>3out150ms_noscale_smoothed450n-0n-150d</text:p>
          </table:table-cell>
          <table:table-cell table:style-name="ce1" office:value-type="float" office:value="1.425" calcext:value-type="float">
            <text:p>1.425</text:p>
          </table:table-cell>
          <table:table-cell table:style-name="ce1" office:value-type="float" office:value="4.166" calcext:value-type="float">
            <text:p>4.166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5.1865" calcext:value-type="float">
            <text:p>5.1865</text:p>
          </table:table-cell>
          <table:table-cell table:style-name="ce1" office:value-type="float" office:value="16.3945" calcext:value-type="float">
            <text:p>16.3945</text:p>
          </table:table-cell>
          <table:table-cell table:style-name="ce1" office:value-type="float" office:value="2.0809" calcext:value-type="float">
            <text:p>2.0809</text:p>
          </table:table-cell>
          <table:covered-table-cell table:style-name="ce7"/>
          <table:covered-table-cell table:number-columns-repeated="2" table:style-name="ce8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style-name="ce2" office:value-type="string" calcext:value-type="string">
            <text:p>3out150ms_noscale_smoothed450n-200n-150d</text:p>
          </table:table-cell>
          <table:table-cell table:style-name="ce2" office:value-type="float" office:value="1.3133" calcext:value-type="float">
            <text:p>1.3133</text:p>
          </table:table-cell>
          <table:table-cell table:style-name="ce2" office:value-type="float" office:value="2.6394" calcext:value-type="float">
            <text:p>2.6394</text:p>
          </table:table-cell>
          <table:table-cell table:style-name="ce2" office:value-type="float" office:value="0.5004" calcext:value-type="float">
            <text:p>0.5004</text:p>
          </table:table-cell>
          <table:table-cell table:style-name="ce2" office:value-type="float" office:value="5.2938" calcext:value-type="float">
            <text:p>5.2938</text:p>
          </table:table-cell>
          <table:table-cell table:style-name="ce2" office:value-type="float" office:value="14.3797" calcext:value-type="float">
            <text:p>14.3797</text:p>
          </table:table-cell>
          <table:table-cell table:style-name="ce2" office:value-type="float" office:value="1.22059" calcext:value-type="float">
            <text:p>1.22059</text:p>
          </table:table-cell>
          <table:covered-table-cell table:number-columns-repeated="3" table:style-name="ce8"/>
        </table:table-row>
        <table:table-row table:style-name="ro1">
          <table:table-cell office:value-type="string" calcext:value-type="string">
            <text:p>3out150ms_noscale_smoothed450n-300n-150d</text:p>
          </table:table-cell>
          <table:table-cell table:number-columns-repeated="6"/>
          <table:covered-table-cell table:number-columns-repeated="3"/>
        </table:table-row>
        <table:table-row table:style-name="ro1">
          <table:table-cell office:value-type="string" calcext:value-type="string">
            <text:p>3out150ms_noscale_smoothed500n-200n-150d</text:p>
          </table:table-cell>
          <table:table-cell table:number-columns-repeated="6"/>
          <table:covered-table-cell table:number-columns-repeated="3"/>
        </table:table-row>
        <table:table-row table:style-name="ro1">
          <table:table-cell office:value-type="string" calcext:value-type="string">
            <text:p>3out250ms_noscale_smoothed500n-300n-200d</text:p>
          </table:table-cell>
          <table:table-cell table:number-columns-repeated="6"/>
          <table:covered-table-cell table:number-columns-repeated="3"/>
        </table:table-row>
        <table:table-row table:style-name="ro1">
          <table:table-cell office:value-type="string" calcext:value-type="string">
            <text:p>3out500ms_noscale_smoothed500n-300n-200d</text:p>
          </table:table-cell>
          <table:table-cell table:number-columns-repeated="6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office:value-type="string" calcext:value-type="string">
            <text:p>1out150ms_noscale_smoothed150-100n-0n-150d</text:p>
          </table:table-cell>
          <table:table-cell/>
          <table:table-cell office:value-type="float" office:value="47.07" calcext:value-type="float">
            <text:p>47.07</text:p>
          </table:table-cell>
          <table:table-cell table:number-columns-repeated="2"/>
          <table:table-cell office:value-type="float" office:value="134.63" calcext:value-type="float">
            <text:p>134.63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150ms_noscale_smoothed150-150n-0n-150d</text:p>
          </table:table-cell>
          <table:table-cell/>
          <table:table-cell office:value-type="float" office:value="42.66" calcext:value-type="float">
            <text:p>42.66</text:p>
          </table:table-cell>
          <table:table-cell table:number-columns-repeated="2"/>
          <table:table-cell office:value-type="float" office:value="115.17" calcext:value-type="float">
            <text:p>115.17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150ms_noscale_smoothed200-150n-0n-150d</text:p>
          </table:table-cell>
          <table:table-cell/>
          <table:table-cell office:value-type="float" office:value="23.691" calcext:value-type="float">
            <text:p>23.691</text:p>
          </table:table-cell>
          <table:table-cell table:number-columns-repeated="2"/>
          <table:table-cell office:value-type="float" office:value="66.497" calcext:value-type="float">
            <text:p>66.497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150ms_noscale_smoothed200-200n-0n-150d</text:p>
          </table:table-cell>
          <table:table-cell/>
          <table:table-cell office:value-type="float" office:value="54.458" calcext:value-type="float">
            <text:p>54.458</text:p>
          </table:table-cell>
          <table:table-cell table:number-columns-repeated="2"/>
          <table:table-cell office:value-type="float" office:value="149.166" calcext:value-type="float">
            <text:p>149.166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150ms_noscale_smoothed450-100n-0n-150d</text:p>
          </table:table-cell>
          <table:table-cell/>
          <table:table-cell office:value-type="float" office:value="39.439" calcext:value-type="float">
            <text:p>39.439</text:p>
          </table:table-cell>
          <table:table-cell table:number-columns-repeated="2"/>
          <table:table-cell office:value-type="float" office:value="100.724" calcext:value-type="float">
            <text:p>100.724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style-name="ce3" office:value-type="string" calcext:value-type="string">
            <text:p>1out150ms_noscale_smoothed450n-0n-150d</text:p>
          </table:table-cell>
          <table:table-cell table:style-name="ce3"/>
          <table:table-cell table:style-name="ce3" office:value-type="float" office:value="3.51" calcext:value-type="float">
            <text:p>3.51</text:p>
          </table:table-cell>
          <table:table-cell table:style-name="ce3" table:number-columns-repeated="2"/>
          <table:table-cell table:style-name="ce3" office:value-type="float" office:value="16.055" calcext:value-type="float">
            <text:p>16.055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200ms_noscale_smoothed450n-0n-150d</text:p>
          </table:table-cell>
          <table:table-cell/>
          <table:table-cell office:value-type="float" office:value="16.3079" calcext:value-type="float">
            <text:p>16.3079</text:p>
          </table:table-cell>
          <table:table-cell table:number-columns-repeated="2"/>
          <table:table-cell office:value-type="float" office:value="50.52" calcext:value-type="float">
            <text:p>50.52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250ms_noscale_smoothed450n-0n-200d</text:p>
          </table:table-cell>
          <table:table-cell/>
          <table:table-cell office:value-type="float" office:value="13.79" calcext:value-type="float">
            <text:p>13.79</text:p>
          </table:table-cell>
          <table:table-cell table:number-columns-repeated="2"/>
          <table:table-cell office:value-type="float" office:value="45.51" calcext:value-type="float">
            <text:p>45.51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1out500ms_noscale_smoothed450n-200n-150d</text:p>
          </table:table-cell>
          <table:table-cell/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50.98" calcext:value-type="float">
            <text:p>50.98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smoothed300n-0n-150d</text:p>
          </table:table-cell>
          <table:table-cell office:value-type="string" calcext:value-type="string">
            <text:p>Data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d vessel follow data-with wrong Fs</text:p>
          </table:table-cell>
          <table:table-cell office:value-type="string" calcext:value-type="string">
            <text:p>('rmse', array([ 15.84240088, <text:s text:c="2"/>1.47288786]))</text:p>
          </table:table-cell>
          <table:table-cell table:number-columns-repeated="4"/>
          <table:table-cell office:value-type="string" calcext:value-type="string">
            <text:p>Artificial Signal Test</text:p>
          </table:table-cell>
          <table:table-cell office:value-type="string" calcext:value-type="string">
            <text:p>('rmse', array([ 1.98144555, <text:s/>0.24027549]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'error_std', array([ 15.36730142, <text:s text:c="2"/>1.46948083]))</text:p>
          </table:table-cell>
          <table:table-cell table:number-columns-repeated="4"/>
          <table:table-cell office:value-type="string" calcext:value-type="string">
            <text:p>LSTM100-0Dense-100delay-20Predict</text:p>
          </table:table-cell>
          <table:table-cell office:value-type="string" calcext:value-type="string">
            <text:p>('error_std', array([ 1.97943804, <text:s/>0.23905414]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'maxerror', array([ 74.34225184, <text:s/>10.74962601]))</text:p>
          </table:table-cell>
          <table:table-cell table:number-columns-repeated="5"/>
          <table:table-cell office:value-type="string" calcext:value-type="string">
            <text:p>('maxerror', array([ 7.87625265, <text:s/>0.83623953]))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-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7.95442312, <text:s/>0.8103539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7.89828401, <text:s/>0.7586840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46.98460708, <text:s text:c="2"/>3.54355736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-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2.34972828, <text:s text:c="2"/>1.03024907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2.34972712, <text:s text:c="2"/>0.96504317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46.28564874, <text:s text:c="2"/>5.61663181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-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1.47807355, <text:s text:c="2"/>2.08925705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1.41137953, <text:s text:c="2"/>2.08589796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37.54294741, <text:s/>17.68873066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smoothed500n-200n-200d-0222</text:p>
          </table:table-cell>
          <table:table-cell office:value-type="string" calcext:value-type="string">
            <text:p>Data-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d vessel follow data-with corrected Fs</text:p>
          </table:table-cell>
          <table:table-cell office:value-type="string" calcext:value-type="string">
            <text:p>('rmse', array([ 14.07845481, <text:s text:c="2"/>2.26479775])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batch 25epoch</text:p>
          </table:table-cell>
          <table:table-cell office:value-type="string" calcext:value-type="string">
            <text:p>('error_std', array([ 11.70347076, <text:s text:c="2"/>0.97312782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76.98722564, <text:s text:c="2"/>6.82777163])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-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1.81172503, <text:s text:c="2"/>2.7121558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8.92001686, <text:s/>0.73431281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29.61970366, <text:s text:c="2"/>6.91269611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-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0.41658924, <text:s text:c="2"/>2.06211874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8.23612081, <text:s/>0.65426365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32.50936723, <text:s text:c="2"/>3.50341499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" table:number-rows-spanned="3">
            <text:p>with bias Fs-7, depth-2</text:p>
          </table:table-cell>
          <table:table-cell office:value-type="string" calcext:value-type="string">
            <text:p>('rmse', array([ 8.2596172 , <text:s/>0.65577017])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('error_std', array([ 8.23612081, <text:s/>0.65426365])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('maxerror', array([ 28.19428954, <text:s text:c="2"/>2.59313663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1.67386037, <text:s text:c="2"/>1.75682797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1.67354172, <text:s text:c="2"/>1.0831000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44.96269596, <text:s text:c="2"/>7.12129311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smoothed500n-200n-200d-0222-35e-40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1.74214271, <text:s text:c="2"/>1.10366713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1.11611932, <text:s text:c="2"/>0.63686305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42.06344923, <text:s text:c="2"/>2.64314095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nosmooth300n-300n-200d-35e-25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3.74674106, <text:s text:c="2"/>0.9970576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1.09437243, <text:s text:c="2"/>0.68986052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48.77485094, <text:s text:c="2"/>3.62978359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nosmooth300n-200n-200d-35e-25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4.96390137, <text:s text:c="2"/>1.30932159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1.74242214, <text:s text:c="2"/>0.66953717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50.82753309, <text:s text:c="2"/>3.1650658 ])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STMnet_2out200ms_noscale_nosmooth600n-300n-400d-35e-25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4.91564914, <text:s text:c="2"/>1.01064267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4.88273918, <text:s text:c="2"/>0.97767236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67.0168769 , <text:s text:c="2"/>3.31292847])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STMnet_2out100ms_noscale_nosmooth300n-200n-200d-35e-40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0.27484211, <text:s text:c="2"/>0.66979872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9.95817179, <text:s/>0.5993551 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39.80099649, <text:s text:c="2"/>2.20915314]))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istory_2out100ms_noscale_nosmooth500n-0n-200d-35e-400b</text:p>
          </table:table-cell>
          <table:table-cell office:value-type="string" calcext:value-type="string">
            <text:p>Data-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rmse', array([ 10.84885717, <text:s text:c="2"/>0.79720446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error_std', array([ 10.39329773, <text:s text:c="2"/>0.79718768]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'maxerror', array([ 39.74871987, <text:s text:c="2"/>3.75739189]))</text:p>
          </table:table-cell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ms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3out150ms_noscale_smoothed450n-200n-150d</text:p>
          </table:table-cell>
          <table:table-cell office:value-type="string" calcext:value-type="string">
            <text:p>4.81587791, <text:s/>15.62531567, <text:s text:c="2"/>2.55560398</text:p>
          </table:table-cell>
          <table:table-cell table:number-columns-repeated="2"/>
          <table:table-cell office:value-type="string" calcext:value-type="string">
            <text:p><text:s/>37.09877014, <text:s/>147.17532349, <text:s text:c="2"/>22.733356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87246561, <text:s/>19.17663193, <text:s text:c="2"/>1.7418052 </text:p>
          </table:table-cell>
          <table:table-cell table:number-columns-repeated="2"/>
          <table:table-cell office:value-type="string" calcext:value-type="string">
            <text:p>58.81628418, <text:s/>173.38545227, <text:s text:c="2"/>13.076512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68633509, <text:s/>17.57765961, <text:s text:c="2"/>1.25852096</text:p>
          </table:table-cell>
          <table:table-cell table:number-columns-repeated="2"/>
          <table:table-cell office:value-type="string" calcext:value-type="string">
            <text:p>47.07635498, <text:s/>148.0826416 , <text:s text:c="2"/>10.767683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52509737, <text:s/>17.80693245, <text:s text:c="2"/>2.25251746</text:p>
          </table:table-cell>
          <table:table-cell table:number-columns-repeated="2"/>
          <table:table-cell office:value-type="string" calcext:value-type="string">
            <text:p>36.67240143, <text:s/>146.25048828, <text:s text:c="2"/>11.862350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68467093, <text:s/>20.40383339, <text:s text:c="2"/>7.95262527</text:p>
          </table:table-cell>
          <table:table-cell table:number-columns-repeated="2"/>
          <table:table-cell office:value-type="string" calcext:value-type="string">
            <text:p>40.58996201, <text:s/>202.27493286, <text:s/>134.646682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84074402, <text:s/>12.51730633, <text:s text:c="2"/>3.77856517</text:p>
          </table:table-cell>
          <table:table-cell table:number-columns-repeated="2"/>
          <table:table-cell office:value-type="string" calcext:value-type="string">
            <text:p>29.76490593, <text:s/>94.90497589, <text:s/>33.109897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24400902, <text:s/>21.13478661, <text:s text:c="2"/>1.5415535</text:p>
          </table:table-cell>
          <table:table-cell table:number-columns-repeated="2"/>
          <table:table-cell office:value-type="string" calcext:value-type="string">
            <text:p>25.76002693, <text:s/>219.01750183, <text:s text:c="2"/>10.11179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.72929955, <text:s/>18.1706028 , <text:s text:c="2"/>1.71298575</text:p>
          </table:table-cell>
          <table:table-cell table:number-columns-repeated="2"/>
          <table:table-cell office:value-type="string" calcext:value-type="string">
            <text:p>57.40825653, <text:s/>165.33351135, <text:s text:c="2"/>10.058239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55459929, <text:s/>12.96048164, <text:s text:c="2"/>1.90293682</text:p>
          </table:table-cell>
          <table:table-cell table:number-columns-repeated="2"/>
          <table:table-cell office:value-type="string" calcext:value-type="string">
            <text:p>50.09405518, <text:s/>128.02857971, <text:s text:c="2"/>14.97335434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6:16:34.183346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59:06.223901732</meta:creation-date>
    <dc:date>2018-02-27T21:50:38.711072133</dc:date>
    <meta:editing-duration>PT22H53M10S</meta:editing-duration>
    <meta:editing-cycles>45</meta:editing-cycles>
    <meta:generator>LibreOffice/5.1.6.2$Linux_X86_64 LibreOffice_project/10m0$Build-2</meta:generator>
    <meta:document-statistic meta:table-count="3" meta:cell-count="170" meta:object-count="0"/>
  </office:meta>
</office:document-meta>
</file>